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tem 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1">
          <table:table-cell office:value-type="string">
            <text:p>it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  <table:table-row table:style-name="ro2">
          <table:table-cell office:value-type="string">
            <text:p>it2</text:p>
          </table:table-cell>
          <table:table-cell office:value-type="string">
            <text:p>Fire extinguisher</text:p>
          </table:table-cell>
          <table:table-cell office:value-type="string">
            <text:p>Bought from Space Patrol surplus, this gadget is a real eye candy.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ffff99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9">09.12.2023</text:date>, <text:time>12:2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1-03-15T19:43:54Z</meta:creation-date>
    <dc:date>2023-12-09T12:29:13.41</dc:date>
    <meta:editing-duration>PT12S</meta:editing-duration>
    <meta:editing-cycles>1</meta:editing-cycles>
    <meta:document-statistic meta:table-count="1" meta:cell-count="13" meta:object-count="0"/>
  </office:meta>
</office:document-meta>
</file>